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1d6b" officeooo:paragraph-rsid="00061d6b"/>
    </style:style>
    <style:style style:name="P2" style:family="paragraph" style:parent-style-name="Standard">
      <style:paragraph-properties fo:text-align="center" style:justify-single-word="false"/>
      <style:text-properties officeooo:rsid="00061d6b" officeooo:paragraph-rsid="00061d6b"/>
    </style:style>
    <style:style style:name="P3" style:family="paragraph" style:parent-style-name="Standard">
      <style:paragraph-properties fo:text-align="center" style:justify-single-word="false"/>
      <style:text-properties fo:font-weight="bold" officeooo:rsid="00061d6b" officeooo:paragraph-rsid="00061d6b" style:font-weight-asian="bold" style:font-weight-complex="bold"/>
    </style:style>
    <style:style style:name="P4" style:family="paragraph" style:parent-style-name="Standard">
      <style:text-properties fo:font-weight="bold" officeooo:rsid="00061d6b" officeooo:paragraph-rsid="00061d6b" style:font-weight-asian="bold" style:font-weight-complex="bold"/>
    </style:style>
    <style:style style:name="P5" style:family="paragraph" style:parent-style-name="Standard">
      <style:paragraph-properties fo:text-align="start" style:justify-single-word="false"/>
      <style:text-properties officeooo:rsid="00369976" officeooo:paragraph-rsid="00061d6b"/>
    </style:style>
    <style:style style:name="P6" style:family="paragraph" style:parent-style-name="Standard">
      <style:paragraph-properties fo:text-align="start" style:justify-single-word="false"/>
      <style:text-properties officeooo:rsid="004846c5" officeooo:paragraph-rsid="005d9af4"/>
    </style:style>
    <style:style style:name="P7" style:family="paragraph" style:parent-style-name="Standard">
      <style:paragraph-properties fo:text-align="start" style:justify-single-word="false"/>
      <style:text-properties officeooo:rsid="006a9ada" officeooo:paragraph-rsid="006a9ada"/>
    </style:style>
    <style:style style:name="T1" style:family="text">
      <style:text-properties officeooo:rsid="005d9af4"/>
    </style:style>
    <style:style style:name="T2" style:family="text">
      <style:text-properties fo:font-weight="bold" style:font-weight-asian="bold" style:font-weight-complex="bold"/>
    </style:style>
    <style:style style:name="T3" style:family="text">
      <style:text-properties officeooo:rsid="00601c76"/>
    </style:style>
    <style:style style:name="T4" style:family="text">
      <style:text-properties officeooo:rsid="0062c008"/>
    </style:style>
    <style:style style:name="T5" style:family="text">
      <style:text-properties officeooo:rsid="006689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mon Pitoizel, Tristan Marcoux</text:p>
      <text:p text:style-name="P1"/>
      <text:p text:style-name="P1"/>
      <text:p text:style-name="P3">INFORMATIQUE</text:p>
      <text:p text:style-name="P2"/>
      <text:p text:style-name="P2"><text:tab/>________________________________________________________________________________</text:p>
      <text:p text:style-name="P2"/>
      <text:p text:style-name="P2"/>
      <text:p text:style-name="P2"/>
      <text:p text:style-name="P2"/>
      <text:p text:style-name="P2">________________________________________________________________________________</text:p>
      <text:p text:style-name="P2"/>
      <text:p text:style-name="P5">Tout d'abord, nous avons pris le temps d'étudier le robot de manière approfondie, cherchant à comprendre ses mécanismes et à identifier les domaines sur lesquels nous devions concentrer nos efforts au cours des six prochaines semaines. Nous avons amorcé cette phase en scrutant attentivement le fonctionnement global du robot, en mettant un accent particulier sur les aspects liés à sa locomotion, tels que les déplacements en avant, en arrière, ainsi que les rotations à gauche et à droite.<text:line-break/><text:line-break/>Une fois cette étape d'observation initiale terminée, nous avons entamé la création d'un planning détaillé afin d'organiser notre travail. La collaboration étroite entre les membres de l'équipe s'est avérée essentielle pour maximiser notre efficacité. Après près de deux heures de discussions et de planification, nous sommes passés à l'action.<text:line-break/><text:line-break/>Simon s'est dédié à la modélisation des divers aspects du robot en élaborant des diagrammes UML, notamment un cas d'utilisation, un diagramme de séquences, le cahier de recette, et le diagramme de déploiement. Parallèlement, Tristan a relevé le défi de transmettre le flux vidéo de la caméra du robot vers une page web qu'il avait préalablement créée. Après plusieurs heures de recherche et d'expérimentation, il a finalement réussi à dénicher un script Python répondant de manière satisfaisante à nos besoins, permettant ainsi l'affichage du flux vidéo sur la page.</text:p>
      <text:p text:style-name="P5"/>
      <text:p text:style-name="P6">Ensuite, Simon s'est attelé à la création d'un moyen permettant au robot d'avancer. Nous avons choisi d'utiliser les ports PWM du Raspberry Pi pour contrôler les mouvements en avant et en arrière du robot. Plus précisément, nous avons sélectionné les ports PWM 1 et 0 pour assurer son avancement. Ensuite, nous avons procédé aux connexions sur le Raspberry, reliant les cartes moteur au dispositif. Simon a confectionné <text:span text:style-name="T4">deux </text:span>câble<text:span text:style-name="T4">s pour l’avant et l’arrière</text:span> en y intégrant une résistance de 10 kΩ et un condensateur de 200 microfarads. Ces composants ont été ajoutés dans le but d'obtenir un signal continu, évitant ainsi <text:span text:style-name="T5">les accoues </text:span>du robot lors de ses déplacements.<text:line-break/><text:line-break/>Par la suite, nous avons décidé d'utiliser un signal de 50 Hz, et pour ce faire, nous avons saisi différentes commandes pour configurer les ports PWM. Ces commandes comprenaient les étapes suivantes <text:span text:style-name="T3">en bash.</text:span><text:line-break/><text:span text:style-name="T2"><text:line-break/>gpio mode 1 pwm<text:line-break/>gpio write 0 0<text:line-break/>gpio pwm-bal<text:line-break/>gpio pwmc 1920<text:line-break/>gpio pwmr 200<text:line-break/>gpio pwm 1 0<text:line-break/>gpio mode 23 pwm<text:line-break/>gpio write 22 0<text:line-break/></text:span><text:soft-page-break/><text:span text:style-name="T2">gpio pwm-bal<text:line-break/>gpio pwmc 1920<text:line-break/>gpio pwmr 200<text:line-break/>gpio pwm 23 0</text:span><text:line-break/><text:line-break/>Ces commandes ont été exécutées progressivement. Pour faciliter le processus, Simon a créé un script .sh, l'a compilé avec les informations nécessaires pour en faire un fichier exécutable. Il a répété cette procédure pour chaque fonction du robot, que ce soit avancer, reculer, tourner à gauche ou à droite. Après l'exécution du code correspondant à la fonction "avancer", nous avons constaté avec satisfaction que le robot répondait de manière appropriée aux commandes, démontrant ainsi le succès de notre configuration.</text:p>
      <text:p text:style-name="P6"/>
      <text:p text:style-name="P6">Au début, nous avons rencontré quelques problèmes, c'est pourquoi nous avons utilisé un oscilloscope pour analyser le signal et vérifier s'il correspondait aux valeurs que nous avions prédéfinies précédemment. Nous avons identifié un câble défectueux, que nous avons remplacé avec succès, améliorant ainsi les performances globales du robot lors de ses déplacements.<text:line-break/><text:line-break/><text:span text:style-name="T1">Mais aussi</text:span>, au cours de nos essais, nous avons identifié un problème avec la batterie du robot, qui n'était pas suffisamment chargée pour permettre un fonctionnement optimal. Cela a eu un impact sur la performance globale du robot. Pour remédier à cette situation, nous avons opté pour une alimentation sur prise, assurant ainsi une alimentation stable et permettant au robot de fonctionner correctement lors de nos tests ultérieurs.<text:line-break/></text:p>
      <text:p text:style-name="P7">Tristan a travaillé sur les différents boutons de la page web afin de permettre au robot d'avancer, de reculer, et de tourner à gauche et à droite. Cette démarche s'est avérée bénéfique, car elle a finalement abouti à un fonctionnement réussi après plusieurs tentatives infructueuses causées par des problèmes d'écri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22T14:13:29.928000000</dc:date>
    <meta:editing-duration>PT38M19S</meta:editing-duration>
    <meta:editing-cycles>20</meta:editing-cycles>
    <meta:generator>LibreOffice/7.2.7.2$Windows_X86_64 LibreOffice_project/8d71d29d553c0f7dcbfa38fbfda25ee34cce99a2</meta:generator>
    <meta:document-statistic meta:table-count="0" meta:image-count="0" meta:object-count="0" meta:page-count="2" meta:paragraph-count="8" meta:word-count="655" meta:character-count="4308" meta:non-whitespace-character-count="3653"/>
  </office:meta>
</office:document-meta>
</file>